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tandard">Out. Planeta. Espacio exterior.</text:p>
      <text:p text:style-name="Standard"/>
      <text:p text:style-name="Standard">Las naves espaciales de la colonia llegan a un nuevo planeta. De las naves militares salen pequeños robots EXPLORADORES que caen en la superficie. </text:p>
      <text:p text:style-name="Standard"/>
      <text:p text:style-name="Standard">Out. Planeta. Superficie</text:p>
      <text:p text:style-name="Standard">Uno de los exploradores muestra paisajes e imágenes de los habitantes del planeta.</text:p>
      <text:p text:style-name="Standard"/>
      <text:p text:style-name="Standard">Int Nave Residente III</text:p>
      <text:p text:style-name="Standard">Las imágenes que toman los exploradores se muestran en pantallas gigantes en los corredores de la nave. La pantalla está situada sobre dos arcos que separan dos secciones del mismo corredor. Por los arcos pasa una multitud protestando contra el consumo del planeta. En la multitud va KIMI (30s). Ella pasa con el resto de la protesta dejando los corredores vacios.</text:p>
      <text:p text:style-name="Standard"/>
      <text:p text:style-name="Standard">Int Corredores de la Nave Residente III. </text:p>
      <text:p text:style-name="Standard">La cámara avanza por los corredores vacios, pasando de un sector a otro por una puerta que se abre automáticamente. Se detiene finalmente en una puerta más pequeña.</text:p>
      <text:p text:style-name="Standard"/>
      <text:p text:style-name="Standard">Int Apartamento Sala-comedor</text:p>
      <text:p text:style-name="Standard">Se ve parte de la sala-comedor. A la izquierda hay un arco que se dirige a la habitación. Al fondo hay una pantalla con imágenes que cambian cada pocos segundos.</text:p>
      <text:p text:style-name="Standard"/>
      <text:p text:style-name="Standard">Int Apartamento Cuarto</text:p>
      <text:p text:style-name="Standard">Hay una cama doble con dos mesitas de noche. Al fondo hay un escritorio. MANU (30s) está sentado en él, escribiendo, de espaldas a la cámara. La cámara se acerca, mira por encima de su hombro. Manu escribe en una tablet. La cámara se acerca más y muestra la última frase que él escribió: “Kimi, no creo <text:s/>poder seguirte” <text:s/></text:p>
      <text:p text:style-name="Standard"/>
      <text:p text:style-name="Standard">Capítulo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2-12-28T19:43:10</dc:date>
    <meta:editing-duration>PT28M55S</meta:editing-duration>
    <meta:editing-cycles>3</meta:editing-cycles>
    <meta:generator>LibreOffice/3.5$Linux_x86 LibreOffice_project/350m1$Build-2</meta:generator>
    <meta:document-statistic meta:table-count="0" meta:image-count="0" meta:object-count="0" meta:page-count="1" meta:paragraph-count="14" meta:word-count="243" meta:character-count="1427" meta:non-whitespace-character-count="1193"/>
  </office:meta>
</office:document-meta>
</file>